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2f5" officeooo:paragraph-rsid="000b12f5"/>
    </style:style>
    <style:style style:name="P2" style:family="paragraph" style:parent-style-name="Standard">
      <style:text-properties style:font-name="FreeMono" officeooo:rsid="000b12f5" officeooo:paragraph-rsid="000b12f5"/>
    </style:style>
    <style:style style:name="P3" style:family="paragraph" style:parent-style-name="Standard">
      <style:text-properties style:font-name="FreeMono" fo:font-size="12pt" officeooo:rsid="000b12f5" officeooo:paragraph-rsid="000b12f5" style:font-size-asian="12pt" style:font-size-complex="12pt"/>
    </style:style>
    <style:style style:name="P4" style:family="paragraph" style:parent-style-name="Standard">
      <style:text-properties fo:font-size="12pt" officeooo:rsid="000b12f5" officeooo:paragraph-rsid="000b12f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b12f5" officeooo:paragraph-rsid="000b12f5" style:font-size-asian="12pt" style:font-size-complex="12pt"/>
    </style:style>
    <style:style style:name="P6" style:family="paragraph" style:parent-style-name="Standard">
      <style:text-properties style:font-name="FreeMono" fo:font-size="12pt" officeooo:rsid="000b12f5" officeooo:paragraph-rsid="000b12f5" style:font-size-asian="12pt" style:font-size-complex="12pt"/>
    </style:style>
    <style:style style:name="P7" style:family="paragraph" style:parent-style-name="Standard">
      <style:text-properties style:font-name="FreeMono" fo:font-size="12pt" officeooo:rsid="000e28e9" officeooo:paragraph-rsid="000e28e9" style:font-size-asian="12pt" style:font-size-complex="12pt"/>
    </style:style>
    <style:style style:name="P8" style:family="paragraph" style:parent-style-name="Standard">
      <style:text-properties style:font-name="FreeMono" fo:font-size="15pt" fo:font-weight="bold" officeooo:rsid="000e28e9" officeooo:paragraph-rsid="000e28e9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FreeMono" fo:font-size="12pt" officeooo:rsid="000e28e9" officeooo:paragraph-rsid="000e28e9" style:font-size-asian="12pt" style:font-size-complex="12pt"/>
    </style:style>
    <style:style style:name="P10" style:family="paragraph" style:parent-style-name="Standard">
      <style:text-properties style:font-name="Liberation Serif" fo:font-size="10pt" fo:font-weight="bold" officeooo:rsid="000e28e9" officeooo:paragraph-rsid="000e28e9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5pt" fo:font-weight="bold" officeooo:rsid="000b12f5" officeooo:paragraph-rsid="000b12f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bold" officeooo:rsid="000b12f5" officeooo:paragraph-rsid="000b12f5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sos previos</text:p>
      <text:p text:style-name="P1"/>
      <text:p text:style-name="P1"><text:tab/>Comprobar que todo está actualizado:</text:p>
      <text:p text:style-name="P1"><text:tab/><text:tab/><text:span text:style-name="T1">apt update</text:span></text:p>
      <text:p text:style-name="P2"><text:tab/><text:tab/>apt upgrade</text:p>
      <text:p text:style-name="P1"/>
      <text:p text:style-name="P1"><text:tab/>Comprobar version de git:</text:p>
      <text:p text:style-name="P1"><text:tab/><text:tab/><text:span text:style-name="T1">git –version</text:span></text:p>
      <text:p text:style-name="P12"/>
      <text:p text:style-name="P11">Comandos</text:p>
      <text:p text:style-name="P1"/>
      <text:p text:style-name="P1"><text:span text:style-name="T1">git init</text:span> :Inicia en la carpeta el repositorio git</text:p>
      <text:p text:style-name="P4"/>
      <text:p text:style-name="P3">git config --global user.name “nomeUsuario” <text:span text:style-name="T2">:Configura el nombre de usuario</text:span></text:p>
      <text:p text:style-name="P3"/>
      <text:p text:style-name="P3">git config --global user.email “emailUsuario” <text:span text:style-name="T2">:Configura el email</text:span></text:p>
      <text:p text:style-name="P5"/>
      <text:p text:style-name="P3">git config -–list<text:span text:style-name="T2"> :Mira la lista de configuracion</text:span></text:p>
      <text:p text:style-name="P5"/>
      <text:p text:style-name="P3">git status<text:span text:style-name="T2"> :Para ver el estado por si hay algo que no esté sincronizado</text:span></text:p>
      <text:p text:style-name="P5"/>
      <text:p text:style-name="P3">git add .<text:span text:style-name="T2"> :Añade todo el repositorio a la Stading Area con los cambios</text:span></text:p>
      <text:p text:style-name="P5"/>
      <text:p text:style-name="P3">git commit -m<text:span text:style-name="T2"> “comentario” :Añade un commit</text:span></text:p>
      <text:p text:style-name="P5"/>
      <text:p text:style-name="P3">git brach<text:span text:style-name="T2"> :Ver rama principal</text:span></text:p>
      <text:p text:style-name="P5"/>
      <text:p text:style-name="P3">git branch -M “nombre”<text:span text:style-name="T2"> :Le asigna un nuevo nombre a la rama. Siempre ponerle </text:span><text:span text:style-name="T3">main</text:span></text:p>
      <text:p text:style-name="P5"/>
      <text:p text:style-name="P3">git remote add “identificador” “URL_repositorio_de_GitHub”<text:span text:style-name="T2"> :Añade un identificador a la URL de nuestro repositorio</text:span></text:p>
      <text:p text:style-name="P5"/>
      <text:p text:style-name="P3">git remote <text:span text:style-name="T2">:Consulta etiqueta de referencia</text:span></text:p>
      <text:p text:style-name="P5"/>
      <text:p text:style-name="P3">git remote -v<text:span text:style-name="T2"> :Consulta etiqueta de referencia detallado</text:span></text:p>
      <text:p text:style-name="P5"/>
      <text:p text:style-name="P3">git remote rename “ID_Nuevo” “ID_Viejo”<text:span text:style-name="T2"> :Renombra el id</text:span></text:p>
      <text:p text:style-name="P5"/>
      <text:p text:style-name="P3">git push -u “identificador | URL” “rama”<text:span text:style-name="T2"> :Añade los archivos al directorio remoto</text:span></text:p>
      <text:p text:style-name="P3"><text:span text:style-name="T2"/></text:p>
      <text:p text:style-name="P8"><text:span text:style-name="T2">GUÍA RÁPIDA PARA ACTUALIZAR EL REPOSITORIO</text:span></text:p>
      <text:p text:style-name="P7"><text:span text:style-name="T2"/></text:p>
      <text:p text:style-name="P7">git add .</text:p>
      <text:p text:style-name="P7">git commit -m “comentario”</text:p>
      <text:p text:style-name="P7">git push</text:p>
      <text:p text:style-name="P7"/>
      <text:p text:style-name="P10">Con estos tres comandos podemos estar actualizando continuamente nuestro repositorio una vez lo hemos configurado la primera ve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0:47:07.365891602</meta:creation-date>
    <dc:date>2022-05-02T11:08:31.752398619</dc:date>
    <meta:editing-duration>PT3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93" meta:character-count="1217" meta:non-whitespace-character-count="1045"/>
  </office:meta>
</office:document-meta>
</file>